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0583">
            <text:p>-10583</text:p>
          </table:table-cell>
          <table:table-cell>
            <draw:frame table:end-cell-address="Sheet1.P29" table:end-x="0.1209in" table:end-y="0.1043in" draw:z-index="0" draw:style-name="gr1" svg:width="12.5303in" svg:height="5.0217in" svg:x="0.037in" svg:y="0.0417in">
              <draw:object draw:notify-on-update-of-ranges="Sheet1.A1:Sheet1.A5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148240">
            <text:p>-148240</text:p>
          </table:table-cell>
          <table:table-cell/>
        </table:table-row>
        <table:table-row table:style-name="ro1">
          <table:table-cell office:value-type="float" office:value="-75463">
            <text:p>-75463</text:p>
          </table:table-cell>
          <table:table-cell/>
        </table:table-row>
        <table:table-row table:style-name="ro1">
          <table:table-cell office:value-type="float" office:value="-169922">
            <text:p>-169922</text:p>
          </table:table-cell>
          <table:table-cell/>
        </table:table-row>
        <table:table-row table:style-name="ro1">
          <table:table-cell office:value-type="float" office:value="-51399">
            <text:p>-51399</text:p>
          </table:table-cell>
          <table:table-cell/>
        </table:table-row>
        <table:table-row table:style-name="ro1">
          <table:table-cell office:value-type="float" office:value="-24486">
            <text:p>-24486</text:p>
          </table:table-cell>
          <table:table-cell/>
        </table:table-row>
        <table:table-row table:style-name="ro1">
          <table:table-cell office:value-type="float" office:value="-4036">
            <text:p>-4036</text:p>
          </table:table-cell>
          <table:table-cell/>
        </table:table-row>
        <table:table-row table:style-name="ro1">
          <table:table-cell office:value-type="float" office:value="-70962">
            <text:p>-70962</text:p>
          </table:table-cell>
          <table:table-cell/>
        </table:table-row>
        <table:table-row table:style-name="ro1">
          <table:table-cell office:value-type="float" office:value="-33997">
            <text:p>-33997</text:p>
          </table:table-cell>
          <table:table-cell/>
        </table:table-row>
        <table:table-row table:style-name="ro1">
          <table:table-cell office:value-type="float" office:value="-26948">
            <text:p>-26948</text:p>
          </table:table-cell>
          <table:table-cell/>
        </table:table-row>
        <table:table-row table:style-name="ro1">
          <table:table-cell office:value-type="float" office:value="-69477">
            <text:p>-69477</text:p>
          </table:table-cell>
          <table:table-cell/>
        </table:table-row>
        <table:table-row table:style-name="ro1">
          <table:table-cell office:value-type="float" office:value="-86">
            <text:p>-86</text:p>
          </table:table-cell>
          <table:table-cell/>
        </table:table-row>
        <table:table-row table:style-name="ro1">
          <table:table-cell office:value-type="float" office:value="-26586">
            <text:p>-26586</text:p>
          </table:table-cell>
          <table:table-cell/>
        </table:table-row>
        <table:table-row table:style-name="ro1">
          <table:table-cell office:value-type="float" office:value="-51520">
            <text:p>-51520</text:p>
          </table:table-cell>
          <table:table-cell/>
        </table:table-row>
        <table:table-row table:style-name="ro1">
          <table:table-cell office:value-type="float" office:value="-45892">
            <text:p>-45892</text:p>
          </table:table-cell>
          <table:table-cell/>
        </table:table-row>
        <table:table-row table:style-name="ro1">
          <table:table-cell office:value-type="float" office:value="-26018">
            <text:p>-26018</text:p>
          </table:table-cell>
          <table:table-cell/>
        </table:table-row>
        <table:table-row table:style-name="ro1">
          <table:table-cell office:value-type="float" office:value="-7538">
            <text:p>-7538</text:p>
          </table:table-cell>
          <table:table-cell/>
        </table:table-row>
        <table:table-row table:style-name="ro1">
          <table:table-cell office:value-type="float" office:value="-26660">
            <text:p>-26660</text:p>
          </table:table-cell>
          <table:table-cell/>
        </table:table-row>
        <table:table-row table:style-name="ro1">
          <table:table-cell office:value-type="float" office:value="-33207">
            <text:p>-33207</text:p>
          </table:table-cell>
          <table:table-cell/>
        </table:table-row>
        <table:table-row table:style-name="ro1">
          <table:table-cell office:value-type="float" office:value="-8589">
            <text:p>-8589</text:p>
          </table:table-cell>
          <table:table-cell/>
        </table:table-row>
        <table:table-row table:style-name="ro1">
          <table:table-cell office:value-type="float" office:value="-18665">
            <text:p>-18665</text:p>
          </table:table-cell>
          <table:table-cell/>
        </table:table-row>
        <table:table-row table:style-name="ro1">
          <table:table-cell office:value-type="float" office:value="-103011">
            <text:p>-103011</text:p>
          </table:table-cell>
          <table:table-cell/>
        </table:table-row>
        <table:table-row table:style-name="ro1">
          <table:table-cell office:value-type="float" office:value="-98632">
            <text:p>-98632</text:p>
          </table:table-cell>
          <table:table-cell/>
        </table:table-row>
        <table:table-row table:style-name="ro1">
          <table:table-cell office:value-type="float" office:value="-73742">
            <text:p>-73742</text:p>
          </table:table-cell>
          <table:table-cell/>
        </table:table-row>
        <table:table-row table:style-name="ro1">
          <table:table-cell office:value-type="float" office:value="-30174">
            <text:p>-30174</text:p>
          </table:table-cell>
          <table:table-cell/>
        </table:table-row>
        <table:table-row table:style-name="ro1">
          <table:table-cell office:value-type="float" office:value="-18522">
            <text:p>-18522</text:p>
          </table:table-cell>
          <table:table-cell/>
        </table:table-row>
        <table:table-row table:style-name="ro1">
          <table:table-cell office:value-type="float" office:value="-159766">
            <text:p>-159766</text:p>
          </table:table-cell>
          <table:table-cell/>
        </table:table-row>
        <table:table-row table:style-name="ro1">
          <table:table-cell office:value-type="float" office:value="-24200">
            <text:p>-24200</text:p>
          </table:table-cell>
          <table:table-cell/>
        </table:table-row>
        <table:table-row table:style-name="ro1">
          <table:table-cell office:value-type="float" office:value="-20528">
            <text:p>-20528</text:p>
          </table:table-cell>
          <table:table-cell/>
        </table:table-row>
        <table:table-row table:style-name="ro1">
          <table:table-cell office:value-type="float" office:value="-44277">
            <text:p>-44277</text:p>
          </table:table-cell>
          <table:table-cell/>
        </table:table-row>
        <table:table-row table:style-name="ro1">
          <table:table-cell office:value-type="float" office:value="-80733">
            <text:p>-80733</text:p>
          </table:table-cell>
          <table:table-cell/>
        </table:table-row>
        <table:table-row table:style-name="ro1">
          <table:table-cell office:value-type="float" office:value="-26746">
            <text:p>-26746</text:p>
          </table:table-cell>
          <table:table-cell/>
        </table:table-row>
        <table:table-row table:style-name="ro1">
          <table:table-cell office:value-type="float" office:value="-59386">
            <text:p>-59386</text:p>
          </table:table-cell>
          <table:table-cell/>
        </table:table-row>
        <table:table-row table:style-name="ro1">
          <table:table-cell office:value-type="float" office:value="-42061">
            <text:p>-42061</text:p>
          </table:table-cell>
          <table:table-cell/>
        </table:table-row>
        <table:table-row table:style-name="ro1">
          <table:table-cell office:value-type="float" office:value="-35519">
            <text:p>-35519</text:p>
          </table:table-cell>
          <table:table-cell/>
        </table:table-row>
        <table:table-row table:style-name="ro1">
          <table:table-cell office:value-type="float" office:value="-2124">
            <text:p>-2124</text:p>
          </table:table-cell>
          <table:table-cell/>
        </table:table-row>
        <table:table-row table:style-name="ro1">
          <table:table-cell office:value-type="float" office:value="-28019">
            <text:p>-28019</text:p>
          </table:table-cell>
          <table:table-cell/>
        </table:table-row>
        <table:table-row table:style-name="ro1">
          <table:table-cell office:value-type="float" office:value="-69712">
            <text:p>-69712</text:p>
          </table:table-cell>
          <table:table-cell/>
        </table:table-row>
        <table:table-row table:style-name="ro1">
          <table:table-cell office:value-type="float" office:value="-16453">
            <text:p>-16453</text:p>
          </table:table-cell>
          <table:table-cell/>
        </table:table-row>
        <table:table-row table:style-name="ro1">
          <table:table-cell office:value-type="float" office:value="-4757">
            <text:p>-4757</text:p>
          </table:table-cell>
          <table:table-cell/>
        </table:table-row>
        <table:table-row table:style-name="ro1">
          <table:table-cell office:value-type="float" office:value="-6301">
            <text:p>-6301</text:p>
          </table:table-cell>
          <table:table-cell/>
        </table:table-row>
        <table:table-row table:style-name="ro1">
          <table:table-cell office:value-type="float" office:value="-33302">
            <text:p>-33302</text:p>
          </table:table-cell>
          <table:table-cell/>
        </table:table-row>
        <table:table-row table:style-name="ro1">
          <table:table-cell office:value-type="float" office:value="-16800">
            <text:p>-16800</text:p>
          </table:table-cell>
          <table:table-cell/>
        </table:table-row>
        <table:table-row table:style-name="ro1">
          <table:table-cell office:value-type="float" office:value="-34150">
            <text:p>-34150</text:p>
          </table:table-cell>
          <table:table-cell/>
        </table:table-row>
        <table:table-row table:style-name="ro1">
          <table:table-cell office:value-type="float" office:value="-12980">
            <text:p>-12980</text:p>
          </table:table-cell>
          <table:table-cell/>
        </table:table-row>
        <table:table-row table:style-name="ro1">
          <table:table-cell office:value-type="float" office:value="-7582">
            <text:p>-7582</text:p>
          </table:table-cell>
          <table:table-cell/>
        </table:table-row>
        <table:table-row table:style-name="ro1">
          <table:table-cell office:value-type="float" office:value="-11589">
            <text:p>-11589</text:p>
          </table:table-cell>
          <table:table-cell/>
        </table:table-row>
        <table:table-row table:style-name="ro1">
          <table:table-cell office:value-type="float" office:value="-35570">
            <text:p>-35570</text:p>
          </table:table-cell>
          <table:table-cell/>
        </table:table-row>
        <table:table-row table:style-name="ro1">
          <table:table-cell office:value-type="float" office:value="-4521">
            <text:p>-4521</text:p>
          </table:table-cell>
          <table:table-cell/>
        </table:table-row>
        <table:table-row table:style-name="ro1">
          <table:table-cell office:value-type="float" office:value="-77758">
            <text:p>-77758</text:p>
          </table:table-cell>
          <table:table-cell/>
        </table:table-row>
        <table:table-row table:style-name="ro1">
          <table:table-cell office:value-type="float" office:value="-13332">
            <text:p>-13332</text:p>
          </table:table-cell>
          <table:table-cell/>
        </table:table-row>
        <table:table-row table:style-name="ro1">
          <table:table-cell office:value-type="float" office:value="-87502">
            <text:p>-87502</text:p>
          </table:table-cell>
          <table:table-cell/>
        </table:table-row>
        <table:table-row table:style-name="ro1">
          <table:table-cell office:value-type="float" office:value="-29195">
            <text:p>-29195</text:p>
          </table:table-cell>
          <table:table-cell/>
        </table:table-row>
        <table:table-row table:style-name="ro1">
          <table:table-cell office:value-type="float" office:value="-4151">
            <text:p>-4151</text:p>
          </table:table-cell>
          <table:table-cell/>
        </table:table-row>
        <table:table-row table:style-name="ro1">
          <table:table-cell office:value-type="float" office:value="-43804">
            <text:p>-43804</text:p>
          </table:table-cell>
          <table:table-cell/>
        </table:table-row>
        <table:table-row table:style-name="ro1">
          <table:table-cell office:value-type="float" office:value="-13044">
            <text:p>-13044</text:p>
          </table:table-cell>
          <table:table-cell/>
        </table:table-row>
        <table:table-row table:style-name="ro1">
          <table:table-cell office:value-type="float" office:value="-27649">
            <text:p>-27649</text:p>
          </table:table-cell>
          <table:table-cell/>
        </table:table-row>
        <table:table-row table:style-name="ro1">
          <table:table-cell office:value-type="float" office:value="-35678">
            <text:p>-35678</text:p>
          </table:table-cell>
          <table:table-cell/>
        </table:table-row>
        <table:table-row table:style-name="ro1">
          <table:table-cell office:value-type="float" office:value="-64186">
            <text:p>-64186</text:p>
          </table:table-cell>
          <table:table-cell/>
        </table:table-row>
        <table:table-row table:style-name="ro1">
          <table:table-cell office:value-type="float" office:value="-194">
            <text:p>-194</text:p>
          </table:table-cell>
          <table:table-cell/>
        </table:table-row>
        <table:table-row table:style-name="ro1">
          <table:table-cell office:value-type="float" office:value="-6188">
            <text:p>-6188</text:p>
          </table:table-cell>
          <table:table-cell/>
        </table:table-row>
        <table:table-row table:style-name="ro1">
          <table:table-cell office:value-type="float" office:value="-26">
            <text:p>-26</text:p>
          </table:table-cell>
          <table:table-cell/>
        </table:table-row>
        <table:table-row table:style-name="ro1">
          <table:table-cell office:value-type="float" office:value="-44156">
            <text:p>-44156</text:p>
          </table:table-cell>
          <table:table-cell/>
        </table:table-row>
        <table:table-row table:style-name="ro1">
          <table:table-cell office:value-type="float" office:value="-42136">
            <text:p>-42136</text:p>
          </table:table-cell>
          <table:table-cell/>
        </table:table-row>
        <table:table-row table:style-name="ro1">
          <table:table-cell office:value-type="float" office:value="-12098">
            <text:p>-12098</text:p>
          </table:table-cell>
          <table:table-cell/>
        </table:table-row>
        <table:table-row table:style-name="ro1">
          <table:table-cell office:value-type="float" office:value="-5665">
            <text:p>-5665</text:p>
          </table:table-cell>
          <table:table-cell/>
        </table:table-row>
        <table:table-row table:style-name="ro1">
          <table:table-cell office:value-type="float" office:value="-40698">
            <text:p>-40698</text:p>
          </table:table-cell>
          <table:table-cell/>
        </table:table-row>
        <table:table-row table:style-name="ro1">
          <table:table-cell office:value-type="float" office:value="-1351">
            <text:p>-1351</text:p>
          </table:table-cell>
          <table:table-cell/>
        </table:table-row>
        <table:table-row table:style-name="ro1">
          <table:table-cell office:value-type="float" office:value="-19107">
            <text:p>-19107</text:p>
          </table:table-cell>
          <table:table-cell/>
        </table:table-row>
        <table:table-row table:style-name="ro1">
          <table:table-cell office:value-type="float" office:value="-46556">
            <text:p>-46556</text:p>
          </table:table-cell>
          <table:table-cell/>
        </table:table-row>
        <table:table-row table:style-name="ro1">
          <table:table-cell office:value-type="float" office:value="-2280">
            <text:p>-2280</text:p>
          </table:table-cell>
          <table:table-cell/>
        </table:table-row>
        <table:table-row table:style-name="ro1">
          <table:table-cell office:value-type="float" office:value="-14810">
            <text:p>-14810</text:p>
          </table:table-cell>
          <table:table-cell/>
        </table:table-row>
        <table:table-row table:style-name="ro1">
          <table:table-cell office:value-type="float" office:value="-37275">
            <text:p>-37275</text:p>
          </table:table-cell>
          <table:table-cell/>
        </table:table-row>
        <table:table-row table:style-name="ro1">
          <table:table-cell office:value-type="float" office:value="-69899">
            <text:p>-69899</text:p>
          </table:table-cell>
          <table:table-cell/>
        </table:table-row>
        <table:table-row table:style-name="ro1">
          <table:table-cell office:value-type="float" office:value="-5927">
            <text:p>-5927</text:p>
          </table:table-cell>
          <table:table-cell/>
        </table:table-row>
        <table:table-row table:style-name="ro1">
          <table:table-cell office:value-type="float" office:value="-14457">
            <text:p>-14457</text:p>
          </table:table-cell>
          <table:table-cell/>
        </table:table-row>
        <table:table-row table:style-name="ro1">
          <table:table-cell office:value-type="float" office:value="-15307">
            <text:p>-15307</text:p>
          </table:table-cell>
          <table:table-cell/>
        </table:table-row>
        <table:table-row table:style-name="ro1">
          <table:table-cell office:value-type="float" office:value="-23655">
            <text:p>-23655</text:p>
          </table:table-cell>
          <table:table-cell/>
        </table:table-row>
        <table:table-row table:style-name="ro1">
          <table:table-cell office:value-type="float" office:value="-48899">
            <text:p>-48899</text:p>
          </table:table-cell>
          <table:table-cell/>
        </table:table-row>
        <table:table-row table:style-name="ro1">
          <table:table-cell office:value-type="float" office:value="-17228">
            <text:p>-17228</text:p>
          </table:table-cell>
          <table:table-cell/>
        </table:table-row>
        <table:table-row table:style-name="ro1">
          <table:table-cell office:value-type="float" office:value="-211">
            <text:p>-211</text:p>
          </table:table-cell>
          <table:table-cell/>
        </table:table-row>
        <table:table-row table:style-name="ro1">
          <table:table-cell office:value-type="float" office:value="-992">
            <text:p>-992</text:p>
          </table:table-cell>
          <table:table-cell/>
        </table:table-row>
        <table:table-row table:style-name="ro1">
          <table:table-cell office:value-type="float" office:value="-53609">
            <text:p>-53609</text:p>
          </table:table-cell>
          <table:table-cell/>
        </table:table-row>
        <table:table-row table:style-name="ro1">
          <table:table-cell office:value-type="float" office:value="-45102">
            <text:p>-45102</text:p>
          </table:table-cell>
          <table:table-cell/>
        </table:table-row>
        <table:table-row table:style-name="ro1">
          <table:table-cell office:value-type="float" office:value="-25256">
            <text:p>-25256</text:p>
          </table:table-cell>
          <table:table-cell/>
        </table:table-row>
        <table:table-row table:style-name="ro1">
          <table:table-cell office:value-type="float" office:value="-19460">
            <text:p>-19460</text:p>
          </table:table-cell>
          <table:table-cell/>
        </table:table-row>
        <table:table-row table:style-name="ro1">
          <table:table-cell office:value-type="float" office:value="-3895">
            <text:p>-3895</text:p>
          </table:table-cell>
          <table:table-cell/>
        </table:table-row>
        <table:table-row table:style-name="ro1">
          <table:table-cell office:value-type="float" office:value="-6067">
            <text:p>-6067</text:p>
          </table:table-cell>
          <table:table-cell/>
        </table:table-row>
        <table:table-row table:style-name="ro1">
          <table:table-cell office:value-type="float" office:value="-23198">
            <text:p>-23198</text:p>
          </table:table-cell>
          <table:table-cell/>
        </table:table-row>
        <table:table-row table:style-name="ro1">
          <table:table-cell office:value-type="float" office:value="-11460">
            <text:p>-11460</text:p>
          </table:table-cell>
          <table:table-cell/>
        </table:table-row>
        <table:table-row table:style-name="ro1">
          <table:table-cell office:value-type="float" office:value="-2312">
            <text:p>-2312</text:p>
          </table:table-cell>
          <table:table-cell/>
        </table:table-row>
        <table:table-row table:style-name="ro1">
          <table:table-cell office:value-type="float" office:value="-4928">
            <text:p>-4928</text:p>
          </table:table-cell>
          <table:table-cell/>
        </table:table-row>
        <table:table-row table:style-name="ro1">
          <table:table-cell office:value-type="float" office:value="-42270">
            <text:p>-42270</text:p>
          </table:table-cell>
          <table:table-cell/>
        </table:table-row>
        <table:table-row table:style-name="ro1">
          <table:table-cell office:value-type="float" office:value="-35775">
            <text:p>-35775</text:p>
          </table:table-cell>
          <table:table-cell/>
        </table:table-row>
        <table:table-row table:style-name="ro1">
          <table:table-cell office:value-type="float" office:value="-108496">
            <text:p>-108496</text:p>
          </table:table-cell>
          <table:table-cell/>
        </table:table-row>
        <table:table-row table:style-name="ro1">
          <table:table-cell office:value-type="float" office:value="-6264">
            <text:p>-6264</text:p>
          </table:table-cell>
          <table:table-cell/>
        </table:table-row>
        <table:table-row table:style-name="ro1">
          <table:table-cell office:value-type="float" office:value="-8838">
            <text:p>-8838</text:p>
          </table:table-cell>
          <table:table-cell/>
        </table:table-row>
        <table:table-row table:style-name="ro1">
          <table:table-cell office:value-type="float" office:value="-1301">
            <text:p>-1301</text:p>
          </table:table-cell>
          <table:table-cell/>
        </table:table-row>
        <table:table-row table:style-name="ro1">
          <table:table-cell office:value-type="float" office:value="-13926">
            <text:p>-13926</text:p>
          </table:table-cell>
          <table:table-cell/>
        </table:table-row>
        <table:table-row table:style-name="ro1">
          <table:table-cell office:value-type="float" office:value="-4509">
            <text:p>-4509</text:p>
          </table:table-cell>
          <table:table-cell/>
        </table:table-row>
        <table:table-row table:style-name="ro1">
          <table:table-cell office:value-type="float" office:value="-1270">
            <text:p>-1270</text:p>
          </table:table-cell>
          <table:table-cell/>
        </table:table-row>
        <table:table-row table:style-name="ro1">
          <table:table-cell office:value-type="float" office:value="-2231">
            <text:p>-2231</text:p>
          </table:table-cell>
          <table:table-cell/>
        </table:table-row>
        <table:table-row table:style-name="ro1">
          <table:table-cell office:value-type="float" office:value="-269">
            <text:p>-269</text:p>
          </table:table-cell>
          <table:table-cell/>
        </table:table-row>
        <table:table-row table:style-name="ro1">
          <table:table-cell office:value-type="float" office:value="-38277">
            <text:p>-38277</text:p>
          </table:table-cell>
          <table:table-cell/>
        </table:table-row>
        <table:table-row table:style-name="ro1">
          <table:table-cell office:value-type="float" office:value="-18170">
            <text:p>-18170</text:p>
          </table:table-cell>
          <table:table-cell/>
        </table:table-row>
        <table:table-row table:style-name="ro1">
          <table:table-cell office:value-type="float" office:value="-3204">
            <text:p>-3204</text:p>
          </table:table-cell>
          <table:table-cell/>
        </table:table-row>
        <table:table-row table:style-name="ro1">
          <table:table-cell office:value-type="float" office:value="-5623">
            <text:p>-5623</text:p>
          </table:table-cell>
          <table:table-cell/>
        </table:table-row>
        <table:table-row table:style-name="ro1">
          <table:table-cell office:value-type="float" office:value="-8587">
            <text:p>-8587</text:p>
          </table:table-cell>
          <table:table-cell/>
        </table:table-row>
        <table:table-row table:style-name="ro1">
          <table:table-cell office:value-type="float" office:value="-5568">
            <text:p>-5568</text:p>
          </table:table-cell>
          <table:table-cell/>
        </table:table-row>
        <table:table-row table:style-name="ro1">
          <table:table-cell office:value-type="float" office:value="-3154">
            <text:p>-3154</text:p>
          </table:table-cell>
          <table:table-cell/>
        </table:table-row>
        <table:table-row table:style-name="ro1">
          <table:table-cell office:value-type="float" office:value="-10976">
            <text:p>-10976</text:p>
          </table:table-cell>
          <table:table-cell/>
        </table:table-row>
        <table:table-row table:style-name="ro1">
          <table:table-cell office:value-type="float" office:value="-9775">
            <text:p>-9775</text:p>
          </table:table-cell>
          <table:table-cell/>
        </table:table-row>
        <table:table-row table:style-name="ro1">
          <table:table-cell office:value-type="float" office:value="-15745">
            <text:p>-15745</text:p>
          </table:table-cell>
          <table:table-cell/>
        </table:table-row>
        <table:table-row table:style-name="ro1">
          <table:table-cell office:value-type="float" office:value="-17386">
            <text:p>-17386</text:p>
          </table:table-cell>
          <table:table-cell/>
        </table:table-row>
        <table:table-row table:style-name="ro1">
          <table:table-cell office:value-type="float" office:value="-12506">
            <text:p>-12506</text:p>
          </table:table-cell>
          <table:table-cell/>
        </table:table-row>
        <table:table-row table:style-name="ro1">
          <table:table-cell office:value-type="float" office:value="-18123">
            <text:p>-18123</text:p>
          </table:table-cell>
          <table:table-cell/>
        </table:table-row>
        <table:table-row table:style-name="ro1">
          <table:table-cell office:value-type="float" office:value="-1512">
            <text:p>-1512</text:p>
          </table:table-cell>
          <table:table-cell/>
        </table:table-row>
        <table:table-row table:style-name="ro1">
          <table:table-cell office:value-type="float" office:value="-111">
            <text:p>-111</text:p>
          </table:table-cell>
          <table:table-cell/>
        </table:table-row>
        <table:table-row table:style-name="ro1">
          <table:table-cell office:value-type="float" office:value="-24987">
            <text:p>-24987</text:p>
          </table:table-cell>
          <table:table-cell/>
        </table:table-row>
        <table:table-row table:style-name="ro1">
          <table:table-cell office:value-type="float" office:value="-23593">
            <text:p>-23593</text:p>
          </table:table-cell>
          <table:table-cell/>
        </table:table-row>
        <table:table-row table:style-name="ro1">
          <table:table-cell office:value-type="float" office:value="-4276">
            <text:p>-4276</text:p>
          </table:table-cell>
          <table:table-cell/>
        </table:table-row>
        <table:table-row table:style-name="ro1">
          <table:table-cell office:value-type="float" office:value="-2581">
            <text:p>-2581</text:p>
          </table:table-cell>
          <table:table-cell/>
        </table:table-row>
        <table:table-row table:style-name="ro1">
          <table:table-cell office:value-type="float" office:value="-298">
            <text:p>-298</text:p>
          </table:table-cell>
          <table:table-cell/>
        </table:table-row>
        <table:table-row table:style-name="ro1">
          <table:table-cell office:value-type="float" office:value="-16744">
            <text:p>-16744</text:p>
          </table:table-cell>
          <table:table-cell/>
        </table:table-row>
        <table:table-row table:style-name="ro1">
          <table:table-cell office:value-type="float" office:value="-2512">
            <text:p>-2512</text:p>
          </table:table-cell>
          <table:table-cell/>
        </table:table-row>
        <table:table-row table:style-name="ro1">
          <table:table-cell office:value-type="float" office:value="-5873">
            <text:p>-5873</text:p>
          </table:table-cell>
          <table:table-cell/>
        </table:table-row>
        <table:table-row table:style-name="ro1">
          <table:table-cell office:value-type="float" office:value="-13243">
            <text:p>-13243</text:p>
          </table:table-cell>
          <table:table-cell/>
        </table:table-row>
        <table:table-row table:style-name="ro1">
          <table:table-cell office:value-type="float" office:value="-460">
            <text:p>-460</text:p>
          </table:table-cell>
          <table:table-cell/>
        </table:table-row>
        <table:table-row table:style-name="ro1">
          <table:table-cell office:value-type="float" office:value="-18452">
            <text:p>-18452</text:p>
          </table:table-cell>
          <table:table-cell/>
        </table:table-row>
        <table:table-row table:style-name="ro1"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-13165">
            <text:p>-13165</text:p>
          </table:table-cell>
          <table:table-cell/>
        </table:table-row>
        <table:table-row table:style-name="ro1">
          <table:table-cell office:value-type="float" office:value="-7955">
            <text:p>-7955</text:p>
          </table:table-cell>
          <table:table-cell/>
        </table:table-row>
        <table:table-row table:style-name="ro1">
          <table:table-cell office:value-type="float" office:value="-178">
            <text:p>-1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1824">
            <text:p>-1824</text:p>
          </table:table-cell>
          <table:table-cell/>
        </table:table-row>
        <table:table-row table:style-name="ro1">
          <table:table-cell office:value-type="float" office:value="-43108">
            <text:p>-43108</text:p>
          </table:table-cell>
          <table:table-cell/>
        </table:table-row>
        <table:table-row table:style-name="ro1">
          <table:table-cell office:value-type="float" office:value="-3460">
            <text:p>-3460</text:p>
          </table:table-cell>
          <table:table-cell/>
        </table:table-row>
        <table:table-row table:style-name="ro1">
          <table:table-cell office:value-type="float" office:value="-168">
            <text:p>-168</text:p>
          </table:table-cell>
          <table:table-cell/>
        </table:table-row>
        <table:table-row table:style-name="ro1">
          <table:table-cell office:value-type="float" office:value="-22850">
            <text:p>-228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4271">
            <text:p>-1427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7458">
            <text:p>-7458</text:p>
          </table:table-cell>
          <table:table-cell/>
        </table:table-row>
        <table:table-row table:style-name="ro1">
          <table:table-cell office:value-type="float" office:value="-26819">
            <text:p>-26819</text:p>
          </table:table-cell>
          <table:table-cell/>
        </table:table-row>
        <table:table-row table:style-name="ro1">
          <table:table-cell office:value-type="float" office:value="-13770">
            <text:p>-13770</text:p>
          </table:table-cell>
          <table:table-cell/>
        </table:table-row>
        <table:table-row table:style-name="ro1">
          <table:table-cell office:value-type="float" office:value="-2459">
            <text:p>-2459</text:p>
          </table:table-cell>
          <table:table-cell/>
        </table:table-row>
        <table:table-row table:style-name="ro1">
          <table:table-cell office:value-type="float" office:value="-4548">
            <text:p>-4548</text:p>
          </table:table-cell>
          <table:table-cell/>
        </table:table-row>
        <table:table-row table:style-name="ro1">
          <table:table-cell office:value-type="float" office:value="-2063">
            <text:p>-2063</text:p>
          </table:table-cell>
          <table:table-cell/>
        </table:table-row>
        <table:table-row table:style-name="ro1">
          <table:table-cell office:value-type="float" office:value="-16341">
            <text:p>-16341</text:p>
          </table:table-cell>
          <table:table-cell/>
        </table:table-row>
        <table:table-row table:style-name="ro1">
          <table:table-cell office:value-type="float" office:value="-4117">
            <text:p>-4117</text:p>
          </table:table-cell>
          <table:table-cell/>
        </table:table-row>
        <table:table-row table:style-name="ro1">
          <table:table-cell office:value-type="float" office:value="-11460">
            <text:p>-11460</text:p>
          </table:table-cell>
          <table:table-cell/>
        </table:table-row>
        <table:table-row table:style-name="ro1">
          <table:table-cell office:value-type="float" office:value="-4270">
            <text:p>-4270</text:p>
          </table:table-cell>
          <table:table-cell/>
        </table:table-row>
        <table:table-row table:style-name="ro1">
          <table:table-cell office:value-type="float" office:value="-41691">
            <text:p>-41691</text:p>
          </table:table-cell>
          <table:table-cell/>
        </table:table-row>
        <table:table-row table:style-name="ro1">
          <table:table-cell office:value-type="float" office:value="-11209">
            <text:p>-11209</text:p>
          </table:table-cell>
          <table:table-cell/>
        </table:table-row>
        <table:table-row table:style-name="ro1">
          <table:table-cell office:value-type="float" office:value="-5450">
            <text:p>-5450</text:p>
          </table:table-cell>
          <table:table-cell/>
        </table:table-row>
        <table:table-row table:style-name="ro1">
          <table:table-cell office:value-type="float" office:value="-1247">
            <text:p>-12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6296">
            <text:p>-629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5418">
            <text:p>-541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19">
            <text:p>-21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701">
            <text:p>-70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12602">
            <text:p>-12602</text:p>
          </table:table-cell>
          <table:table-cell/>
        </table:table-row>
        <table:table-row table:style-name="ro1">
          <table:table-cell office:value-type="float" office:value="-540">
            <text:p>-5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185">
            <text:p>-21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32">
            <text:p>-332</text:p>
          </table:table-cell>
          <table:table-cell/>
        </table:table-row>
        <table:table-row table:style-name="ro1">
          <table:table-cell office:value-type="float" office:value="-1393">
            <text:p>-139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10636">
            <text:p>-1063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-30824">
            <text:p>-3082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6852">
            <text:p>-6852</text:p>
          </table:table-cell>
          <table:table-cell/>
        </table:table-row>
        <table:table-row table:style-name="ro1">
          <table:table-cell office:value-type="float" office:value="-927">
            <text:p>-92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-1234">
            <text:p>-123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5">
            <text:p>-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970">
            <text:p>-29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8469">
            <text:p>-18469</text:p>
          </table:table-cell>
          <table:table-cell/>
        </table:table-row>
        <table:table-row table:style-name="ro1">
          <table:table-cell office:value-type="float" office:value="-1819">
            <text:p>-181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-8747">
            <text:p>-87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1313">
            <text:p>-13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8300">
            <text:p>-830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04">
            <text:p>-60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102">
            <text:p>-1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-411">
            <text:p>-41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0145">
            <text:p>-1014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34544">
            <text:p>-3454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13470">
            <text:p>-134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21490">
            <text:p>-214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77">
            <text:p>-17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99">
            <text:p>-59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586">
            <text:p>-5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9346">
            <text:p>-9346</text:p>
          </table:table-cell>
          <table:table-cell/>
        </table:table-row>
        <table:table-row table:style-name="ro1">
          <table:table-cell office:value-type="float" office:value="-3053">
            <text:p>-305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733">
            <text:p>-373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06">
            <text:p>-30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263">
            <text:p>-26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2669">
            <text:p>-126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64">
            <text:p>-26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4149">
            <text:p>-1414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0669">
            <text:p>-1066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-69">
            <text:p>-6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511">
            <text:p>-51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20532">
            <text:p>-2053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65">
            <text:p>-16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540">
            <text:p>-154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20">
            <text:p>-2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1">
            <text:p>-3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192">
            <text:p>-19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82">
            <text:p>-18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528">
            <text:p>-152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4312">
            <text:p>-1431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102">
            <text:p>-110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502">
            <text:p>-250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-16414">
            <text:p>-1641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557">
            <text:p>-255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15758">
            <text:p>-1575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116">
            <text:p>-311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470">
            <text:p>-647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2090">
            <text:p>-20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336">
            <text:p>-33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399">
            <text:p>-339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7297">
            <text:p>-2729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226">
            <text:p>-2226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3172">
            <text:p>-2317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43">
            <text:p>-34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0530">
            <text:p>-105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0">
            <text:p>-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-538">
            <text:p>-53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-13251">
            <text:p>-1325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49">
            <text:p>-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-551">
            <text:p>-55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20765">
            <text:p>-2076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383">
            <text:p>-3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-2219">
            <text:p>-221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2">
            <text:p>-2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261">
            <text:p>-26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641">
            <text:p>-164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572">
            <text:p>-457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509">
            <text:p>-50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-33281">
            <text:p>-3328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734">
            <text:p>-573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013">
            <text:p>-201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9769">
            <text:p>-97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8136">
            <text:p>-1813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9909">
            <text:p>-990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1865">
            <text:p>-2186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8619">
            <text:p>-1861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433">
            <text:p>-243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1071">
            <text:p>-1107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436">
            <text:p>-43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9">
            <text:p>-4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-7719">
            <text:p>-771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0690">
            <text:p>-206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-542">
            <text:p>-54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867">
            <text:p>-86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24">
            <text:p>-22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1884">
            <text:p>-188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2751">
            <text:p>-275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-4591">
            <text:p>-459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7935">
            <text:p>-793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2201">
            <text:p>-1220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11445">
            <text:p>-114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14303">
            <text:p>-143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-243">
            <text:p>-243</text:p>
          </table:table-cell>
          <table:table-cell/>
        </table:table-row>
        <table:table-row table:style-name="ro1">
          <table:table-cell office:value-type="float" office:value="-699">
            <text:p>-69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153">
            <text:p>-15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539">
            <text:p>-53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637">
            <text:p>-26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12">
            <text:p>-51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472">
            <text:p>-247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80">
            <text:p>-8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982">
            <text:p>-4982</text:p>
          </table:table-cell>
          <table:table-cell/>
        </table:table-row>
        <table:table-row table:style-name="ro1">
          <table:table-cell office:value-type="float" office:value="-8427">
            <text:p>-842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22">
            <text:p>-122</text:p>
          </table:table-cell>
          <table:table-cell/>
        </table:table-row>
        <table:table-row table:style-name="ro1">
          <table:table-cell office:value-type="float" office:value="-5128">
            <text:p>-512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59">
            <text:p>-159</text:p>
          </table:table-cell>
          <table:table-cell/>
        </table:table-row>
        <table:table-row table:style-name="ro1">
          <table:table-cell office:value-type="float" office:value="-668">
            <text:p>-66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594">
            <text:p>-259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236">
            <text:p>-23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10805">
            <text:p>-1080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79">
            <text:p>-3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233">
            <text:p>-423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7647">
            <text:p>-764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56">
            <text:p>-5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7125">
            <text:p>-712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92">
            <text:p>-19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1392">
            <text:p>-139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560">
            <text:p>-656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546">
            <text:p>-5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1630">
            <text:p>-16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16">
            <text:p>-11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-106">
            <text:p>-10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92">
            <text:p>-19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2">
            <text:p>-52</text:p>
          </table:table-cell>
          <table:table-cell/>
        </table:table-row>
        <table:table-row table:style-name="ro1">
          <table:table-cell office:value-type="float" office:value="-27940">
            <text:p>-279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4293">
            <text:p>-1429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38">
            <text:p>-63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96">
            <text:p>-9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30">
            <text:p>-5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085">
            <text:p>-10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421">
            <text:p>-42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7710">
            <text:p>-771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-2359">
            <text:p>-235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6182">
            <text:p>-2618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475">
            <text:p>-47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2822">
            <text:p>-282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-780">
            <text:p>-7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778">
            <text:p>-7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765">
            <text:p>-476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5">
            <text:p>-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-12190">
            <text:p>-121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194">
            <text:p>-19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257">
            <text:p>-225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5445">
            <text:p>-454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701">
            <text:p>-170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-631">
            <text:p>-63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87">
            <text:p>-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91">
            <text:p>-29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7114">
            <text:p>-3711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66">
            <text:p>-6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1729">
            <text:p>-172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4460">
            <text:p>-1446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10391">
            <text:p>-1039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-30">
            <text:p>-3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-24502">
            <text:p>-2450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583">
            <text:p>-35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-4791">
            <text:p>-479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-3149">
            <text:p>-314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-4409">
            <text:p>-4409</text:p>
          </table:table-cell>
          <table:table-cell/>
        </table:table-row>
        <table:table-row table:style-name="ro1">
          <table:table-cell office:value-type="float" office:value="-2931">
            <text:p>-293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051">
            <text:p>-205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-181">
            <text:p>-18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727">
            <text:p>-172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-3802">
            <text:p>-380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666">
            <text:p>-2666</text:p>
          </table:table-cell>
          <table:table-cell/>
        </table:table-row>
        <table:table-row table:style-name="ro1">
          <table:table-cell office:value-type="float" office:value="-5724">
            <text:p>-572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9820">
            <text:p>-982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156">
            <text:p>-15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3189">
            <text:p>-31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0">
            <text:p>-40</text:p>
          </table:table-cell>
          <table:table-cell/>
        </table:table-row>
        <table:table-row table:style-name="ro1">
          <table:table-cell office:value-type="float" office:value="-126">
            <text:p>-12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92">
            <text:p>-29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-5885">
            <text:p>-58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5854">
            <text:p>-585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1085">
            <text:p>-110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9">
            <text:p>-6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160">
            <text:p>-116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22557">
            <text:p>-2255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7078">
            <text:p>-70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49">
            <text:p>-44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381">
            <text:p>-38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5674">
            <text:p>-156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876">
            <text:p>-87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8935">
            <text:p>-1893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98">
            <text:p>-98</text:p>
          </table:table-cell>
          <table:table-cell/>
        </table:table-row>
        <table:table-row table:style-name="ro1">
          <table:table-cell office:value-type="float" office:value="-211">
            <text:p>-21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3283">
            <text:p>-328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1628">
            <text:p>-3162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-827">
            <text:p>-82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2483">
            <text:p>-248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064">
            <text:p>-106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4">
            <text:p>-24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-297">
            <text:p>-29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-1772">
            <text:p>-177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-704">
            <text:p>-70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174">
            <text:p>-1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6">
            <text:p>-5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16">
            <text:p>-11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7548">
            <text:p>-754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3485">
            <text:p>-234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416">
            <text:p>-41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29">
            <text:p>-42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0080">
            <text:p>-100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584">
            <text:p>-58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152">
            <text:p>-15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3842">
            <text:p>-384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56">
            <text:p>-5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066">
            <text:p>-106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713">
            <text:p>-7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22">
            <text:p>-2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9739">
            <text:p>-1973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34">
            <text:p>-3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548">
            <text:p>-15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815">
            <text:p>-81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13">
            <text:p>-5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2">
            <text:p>-2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8281">
            <text:p>-828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73">
            <text:p>-67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263">
            <text:p>-26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144">
            <text:p>-14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571">
            <text:p>-157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656">
            <text:p>-465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9">
            <text:p>-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3268">
            <text:p>-1326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1187">
            <text:p>-11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4">
            <text:p>-3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1659">
            <text:p>-1165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582">
            <text:p>-358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3778">
            <text:p>-37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746">
            <text:p>-174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1457">
            <text:p>-1145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26">
            <text:p>-62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74">
            <text:p>-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58">
            <text:p>-35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78">
            <text:p>-2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6">
            <text:p>-2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6868">
            <text:p>-1686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13277">
            <text:p>-132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58">
            <text:p>-5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076">
            <text:p>-207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2737">
            <text:p>-27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24">
            <text:p>-124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565">
            <text:p>-56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891">
            <text:p>-89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513">
            <text:p>-51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385">
            <text:p>-53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531">
            <text:p>-53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412">
            <text:p>-41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202">
            <text:p>-20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2868">
            <text:p>-286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69">
            <text:p>-56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51">
            <text:p>-151</text:p>
          </table:table-cell>
          <table:table-cell/>
        </table:table-row>
        <table:table-row table:style-name="ro1">
          <table:table-cell office:value-type="float" office:value="-2257">
            <text:p>-225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970">
            <text:p>-97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-158">
            <text:p>-15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13240">
            <text:p>-132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123">
            <text:p>-112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03/14/2011</text:date>, <text:time>23:2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4T23:29:12</dc:date>
    <dc:creator>Atul </dc:creator>
    <meta:document-statistic meta:table-count="1" meta:cell-count="5000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28cm" svg:height="12.756cm" xlink:href=".." chart:class="chart:scatter" chart:style-name="ch1">
        <chart:title svg:x="9.749cm" svg:y="0.256cm" chart:style-name="ch2">
          <text:p>Cumulative Reward for Taxi world (alpha=0.5, episodes=5000)</text:p>
        </chart:title>
        <chart:legend chart:legend-position="end" svg:x="29.298cm" svg:y="6.096cm" chart:style-name="ch3"/>
        <chart:plot-area chart:style-name="ch4" table:cell-range-address="Sheet1.A1:Sheet1.A5000" svg:x="1.071cm" svg:y="1.014cm" svg:width="27.592cm" svg:height="11.178cm">
          <chart:axis chart:dimension="x" chart:name="primary-x" chart:style-name="ch5">
            <chart:title svg:x="13.962cm" svg:y="11.875cm" chart:style-name="ch6">
              <text:p>Episode number</text:p>
            </chart:title>
          </chart:axis>
          <chart:axis chart:dimension="y" chart:name="primary-y" chart:style-name="ch5">
            <chart:title svg:x="0.637cm" svg:y="7.746cm" chart:style-name="ch7">
              <text:p>Cumulative Reward</text:p>
            </chart:title>
            <chart:grid chart:style-name="ch8" chart:class="major"/>
          </chart:axis>
          <chart:series chart:style-name="ch9" chart:values-cell-range-address="Sheet1.A1:Sheet1.A5000" chart:class="chart:scatter">
            <chart:data-point chart:repeated="5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583">
                <text:p text:id="Sheet1.A1:Sheet1.A5000">-105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8240">
                <text:p>-148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5463">
                <text:p>-75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9922">
                <text:p>-169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1399">
                <text:p>-51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4486">
                <text:p>-24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36">
                <text:p>-4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0962">
                <text:p>-70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997">
                <text:p>-33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6948">
                <text:p>-26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9477">
                <text:p>-69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6586">
                <text:p>-26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1520">
                <text:p>-515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5892">
                <text:p>-45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6018">
                <text:p>-26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538">
                <text:p>-7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6660">
                <text:p>-266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207">
                <text:p>-332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589">
                <text:p>-8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665">
                <text:p>-18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3011">
                <text:p>-103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8632">
                <text:p>-98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3742">
                <text:p>-73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174">
                <text:p>-30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522">
                <text:p>-18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9766">
                <text:p>-159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4200">
                <text:p>-24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528">
                <text:p>-20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4277">
                <text:p>-44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0733">
                <text:p>-80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746">
                <text:p>-26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9386">
                <text:p>-59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2061">
                <text:p>-42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5519">
                <text:p>-355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24">
                <text:p>-2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8019">
                <text:p>-28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9712">
                <text:p>-697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453">
                <text:p>-16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757">
                <text:p>-4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01">
                <text:p>-6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3302">
                <text:p>-33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800">
                <text:p>-16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150">
                <text:p>-34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2980">
                <text:p>-12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582">
                <text:p>-75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1589">
                <text:p>-11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5570">
                <text:p>-355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521">
                <text:p>-4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7758">
                <text:p>-77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32">
                <text:p>-13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7502">
                <text:p>-875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151">
                <text:p>-41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3804">
                <text:p>-43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3044">
                <text:p>-13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7649">
                <text:p>-27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5678">
                <text:p>-35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4186">
                <text:p>-64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188">
                <text:p>-6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4156">
                <text:p>-441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2136">
                <text:p>-42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098">
                <text:p>-120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665">
                <text:p>-5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0698">
                <text:p>-406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51">
                <text:p>-13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9107">
                <text:p>-1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6556">
                <text:p>-46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280">
                <text:p>-22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810">
                <text:p>-148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7275">
                <text:p>-372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9899">
                <text:p>-698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927">
                <text:p>-5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4457">
                <text:p>-144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307">
                <text:p>-15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655">
                <text:p>-236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8899">
                <text:p>-488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7228">
                <text:p>-17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3609">
                <text:p>-53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5102">
                <text:p>-45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5256">
                <text:p>-25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9460">
                <text:p>-194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895">
                <text:p>-3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067">
                <text:p>-60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3198">
                <text:p>-231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460">
                <text:p>-114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312">
                <text:p>-2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928">
                <text:p>-4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2270">
                <text:p>-422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5775">
                <text:p>-35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8496">
                <text:p>-108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264">
                <text:p>-6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838">
                <text:p>-8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01">
                <text:p>-13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3926">
                <text:p>-139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509">
                <text:p>-45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70">
                <text:p>-12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231">
                <text:p>-22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8277">
                <text:p>-38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8170">
                <text:p>-181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204">
                <text:p>-32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623">
                <text:p>-56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587">
                <text:p>-85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5568">
                <text:p>-55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154">
                <text:p>-31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976">
                <text:p>-109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775">
                <text:p>-97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5745">
                <text:p>-157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7386">
                <text:p>-173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2506">
                <text:p>-125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8123">
                <text:p>-18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4987">
                <text:p>-24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3593">
                <text:p>-235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276">
                <text:p>-42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581">
                <text:p>-25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6744">
                <text:p>-16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512">
                <text:p>-2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873">
                <text:p>-58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3243">
                <text:p>-13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8452">
                <text:p>-184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3165">
                <text:p>-131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955">
                <text:p>-79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3108">
                <text:p>-431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460">
                <text:p>-34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2850">
                <text:p>-228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4271">
                <text:p>-142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458">
                <text:p>-74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6819">
                <text:p>-268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3770">
                <text:p>-137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459">
                <text:p>-24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548">
                <text:p>-45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063">
                <text:p>-20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6341">
                <text:p>-163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117">
                <text:p>-4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460">
                <text:p>-114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270">
                <text:p>-42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1691">
                <text:p>-416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1209">
                <text:p>-112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450">
                <text:p>-54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247">
                <text:p>-12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296">
                <text:p>-62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418">
                <text:p>-5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01">
                <text:p>-7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2602">
                <text:p>-126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185">
                <text:p>-21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393">
                <text:p>-13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0636">
                <text:p>-106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0824">
                <text:p>-308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6852">
                <text:p>-68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27">
                <text:p>-9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234">
                <text:p>-12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970">
                <text:p>-297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8469">
                <text:p>-184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819">
                <text:p>-18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8747">
                <text:p>-87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313">
                <text:p>-13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8300">
                <text:p>-83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411">
                <text:p>-4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0145">
                <text:p>-101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34544">
                <text:p>-345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3470">
                <text:p>-134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1490">
                <text:p>-2149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9346">
                <text:p>-934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3053">
                <text:p>-30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3733">
                <text:p>-37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2669">
                <text:p>-126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4149">
                <text:p>-141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0669">
                <text:p>-106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20532">
                <text:p>-205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4312">
                <text:p>-143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502">
                <text:p>-25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6414">
                <text:p>-164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2557">
                <text:p>-25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5758">
                <text:p>-1575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3116">
                <text:p>-31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6470">
                <text:p>-647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2090">
                <text:p>-209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3399">
                <text:p>-33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27297">
                <text:p>-272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2226">
                <text:p>-22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23172">
                <text:p>-2317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343">
                <text:p>-34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0530">
                <text:p>-1053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538">
                <text:p>-53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13251">
                <text:p>-132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20765">
                <text:p>-2076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383">
                <text:p>-38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2219">
                <text:p>-221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4572">
                <text:p>-457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33281">
                <text:p>-3328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5734">
                <text:p>-573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2013">
                <text:p>-201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9769">
                <text:p>-976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18136">
                <text:p>-1813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9909">
                <text:p>-990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21865">
                <text:p>-2186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18619">
                <text:p>-1861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2433">
                <text:p>-243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11071">
                <text:p>-1107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7719">
                <text:p>-771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20690">
                <text:p>-2069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867">
                <text:p>-86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2751">
                <text:p>-275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4591">
                <text:p>-459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7935">
                <text:p>-793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12201">
                <text:p>-1220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11445">
                <text:p>-1144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14303">
                <text:p>-1430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699">
                <text:p>-69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2637">
                <text:p>-263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2472">
                <text:p>-247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4982">
                <text:p>-498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8427">
                <text:p>-842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5128">
                <text:p>-512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668">
                <text:p>-66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2594">
                <text:p>-259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10805">
                <text:p>-1080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379">
                <text:p>-37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4233">
                <text:p>-423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7647">
                <text:p>-764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7125">
                <text:p>-712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-27940">
                <text:p>-2794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-14293">
                <text:p>-1429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-638">
                <text:p>-63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-1085">
                <text:p>-108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-7710">
                <text:p>-771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-2359">
                <text:p>-235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-26182">
                <text:p>-2618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-2822">
                <text:p>-282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-780">
                <text:p>-78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-778">
                <text:p>-778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-4765">
                <text:p>-476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-12190">
                <text:p>-1219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-2257">
                <text:p>-22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-45445">
                <text:p>-4544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-631">
                <text:p>-63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-37114">
                <text:p>-37114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-14460">
                <text:p>-1446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-10391">
                <text:p>-1039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-24502">
                <text:p>-24502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-3583">
                <text:p>-3583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-4791">
                <text:p>-479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-3149">
                <text:p>-3149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-4409">
                <text:p>-4409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-2931">
                <text:p>-2931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-2051">
                <text:p>-205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-3802">
                <text:p>-380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-2666">
                <text:p>-2666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-5724">
                <text:p>-572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-9820">
                <text:p>-9820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-3189">
                <text:p>-3189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-5885">
                <text:p>-5885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-5854">
                <text:p>-5854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-11085">
                <text:p>-11085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-22557">
                <text:p>-22557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-7078">
                <text:p>-7078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-15674">
                <text:p>-15674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-876">
                <text:p>-876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-18935">
                <text:p>-18935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-3283">
                <text:p>-3283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-31628">
                <text:p>-31628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-2483">
                <text:p>-2483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-7548">
                <text:p>-7548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-23485">
                <text:p>-23485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-10080">
                <text:p>-1008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-3842">
                <text:p>-3842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-713">
                <text:p>-713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-19739">
                <text:p>-19739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-815">
                <text:p>-815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-513">
                <text:p>-513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-8281">
                <text:p>-8281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-673">
                <text:p>-673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-4656">
                <text:p>-4656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-13268">
                <text:p>-13268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-11659">
                <text:p>-11659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-3582">
                <text:p>-3582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-3778">
                <text:p>-3778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-11457">
                <text:p>-11457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-16868">
                <text:p>-16868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-13277">
                <text:p>-13277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-2076">
                <text:p>-2076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-2737">
                <text:p>-2737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-891">
                <text:p>-891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-513">
                <text:p>-513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-5385">
                <text:p>-5385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-531">
                <text:p>-531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-2868">
                <text:p>-2868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-2257">
                <text:p>-2257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-13240">
                <text:p>-13240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-1123">
                <text:p>-1123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